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0ee98f"/>
    </style:style>
    <style:style style:name="P2" style:family="paragraph" style:parent-style-name="Standard">
      <style:text-properties officeooo:rsid="000ee98f" officeooo:paragraph-rsid="000ee98f"/>
    </style:style>
    <style:style style:name="P3" style:family="paragraph" style:parent-style-name="Standard" style:list-style-name="L1">
      <style:text-properties officeooo:rsid="0014cb0d" officeooo:paragraph-rsid="000ee98f"/>
    </style:style>
    <style:style style:name="P4" style:family="paragraph" style:parent-style-name="Standard">
      <style:text-properties fo:font-size="11pt" officeooo:rsid="000ee98f" officeooo:paragraph-rsid="000ee98f" style:font-size-asian="11pt" style:font-size-complex="11pt"/>
    </style:style>
    <style:style style:name="T1" style:family="text">
      <style:text-properties officeooo:rsid="00212bbc"/>
    </style:style>
    <style:style style:name="T2" style:family="text">
      <style:text-properties officeooo:rsid="001b55f5"/>
    </style:style>
    <style:style style:name="T3" style:family="text">
      <style:text-properties officeooo:rsid="0010ad3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ineering_data_link</text:p>
      <text:p text:style-name="P4">http://github.com/oresat/oresat.github.io/tree/master/pub/<text:span text:style-name="T3">engineering_data_link</text:span>.pdf</text:p>
      <text:p text:style-name="P2"/>
      <text:p text:style-name="P2">Preliminary</text:p>
      <text:p text:style-name="P2">11-Mar-2022</text:p>
      <text:p text:style-name="P2"/>
      <text:p text:style-name="P2"/>
      <text:list xml:id="list260596363" text:style-name="L1">
        <text:list-item>
          <text:p text:style-name="P3">Engineering Uplink (CCSDS<text:span text:style-name="T1">)</text:span></text:p>
        </text:list-item>
        <text:list-item>
          <text:p text:style-name="P3">Engineering Downlink (CCSDS<text:span text:style-name="T2">)</text:span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3:00:41.696588846</meta:creation-date>
    <dc:date>2022-03-11T13:46:48.953195906</dc:date>
    <meta:editing-duration>PT4M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6" meta:word-count="12" meta:character-count="182" meta:non-whitespace-character-count="178"/>
  </office:meta>
</office:document-meta>
</file>